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urning" table:style-name="ta1">
        <table:shapes>
          <draw:frame draw:z-index="0" draw:style-name="gr1" draw:text-style-name="P1" svg:width="25.365cm" svg:height="16.442cm" svg:x="5.993cm" svg:y="0.717cm">
            <draw:object draw:notify-on-update-of-ranges="turning.A10:turning.A13 turning.B10:turning.B13 turning.A3:turning.A8 turning.B3:turning.B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egrees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number-columns-repeated="2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90" calcext:value-type="float">
            <text:p>390</text:p>
          </table:table-cell>
        </table:table-row>
      </table:table>
      <table:table table:name="forward" table:style-name="ta1">
        <table:shapes>
          <draw:frame draw:z-index="0" draw:style-name="gr1" draw:text-style-name="P1" svg:width="10.756cm" svg:height="8.028cm" svg:x="5.48cm" svg:y="0.527cm">
            <draw:object draw:notify-on-update-of-ranges="forward.A2:forward.A21 forward.B1:forward.B1 forward.B2:forward.B2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9.102cm" svg:height="16.357cm" svg:x="24.354cm" svg:y="0.878cm">
            <draw:object draw:notify-on-update-of-ranges="forward.I2:forward.I21 forward.J1:forward.J1 forward.J2:forward.J2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cm</text:p>
          </table:table-cell>
          <table:table-cell office:value-type="string" calcext:value-type="string">
            <text:p>value</text:p>
          </table:table-cell>
          <table:table-cell table:number-columns-repeated="6"/>
          <table:table-cell office:value-type="string" calcext:value-type="string">
            <text:p>cm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6"/>
          <table:table-cell office:value-type="float" office:value="13.5" calcext:value-type="float">
            <text:p>13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0" calcext:value-type="float">
            <text:p>150</text:p>
          </table:table-cell>
          <table:table-cell table:number-columns-repeated="6"/>
          <table:table-cell office:value-type="float" office:value="16.5" calcext:value-type="float">
            <text:p>16.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0" calcext:value-type="float">
            <text:p>200</text:p>
          </table:table-cell>
          <table:table-cell table:number-columns-repeated="6"/>
          <table:table-cell office:value-type="float" office:value="19" calcext:value-type="float">
            <text:p>19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00" calcext:value-type="float">
            <text:p>300</text:p>
          </table:table-cell>
          <table:table-cell table:number-columns-repeated="6"/>
          <table:table-cell office:value-type="float" office:value="28" calcext:value-type="float">
            <text:p>28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00" calcext:value-type="float">
            <text:p>400</text:p>
          </table:table-cell>
          <table:table-cell table:number-columns-repeated="6"/>
          <table:table-cell office:value-type="float" office:value="34.5" calcext:value-type="float">
            <text:p>34.5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00" calcext:value-type="float">
            <text:p>500</text:p>
          </table:table-cell>
          <table:table-cell table:number-columns-repeated="6"/>
          <table:table-cell office:value-type="float" office:value="42" calcext:value-type="float">
            <text:p>4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00" calcext:value-type="float">
            <text:p>600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00" calcext:value-type="float">
            <text:p>700</text:p>
          </table:table-cell>
          <table:table-cell table:number-columns-repeated="6"/>
          <table:table-cell office:value-type="float" office:value="56" calcext:value-type="float">
            <text:p>56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00" calcext:value-type="float">
            <text:p>800</text:p>
          </table:table-cell>
          <table:table-cell table:number-columns-repeated="6"/>
          <table:table-cell office:value-type="float" office:value="64" calcext:value-type="float">
            <text:p>64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00" calcext:value-type="float">
            <text:p>900</text:p>
          </table:table-cell>
          <table:table-cell table:number-columns-repeated="6"/>
          <table:table-cell office:value-type="float" office:value="72" calcext:value-type="float">
            <text:p>72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office:value-type="float" office:value="77" calcext:value-type="float">
            <text:p>7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100" calcext:value-type="float">
            <text:p>1100</text:p>
          </table:table-cell>
          <table:table-cell table:number-columns-repeated="6"/>
          <table:table-cell office:value-type="float" office:value="85" calcext:value-type="float">
            <text:p>85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00" calcext:value-type="float">
            <text:p>1200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300" calcext:value-type="float">
            <text:p>1300</text:p>
          </table:table-cell>
          <table:table-cell table:number-columns-repeated="6"/>
          <table:table-cell office:value-type="float" office:value="97" calcext:value-type="float">
            <text:p>97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20" calcext:value-type="float">
            <text:p>1320</text:p>
          </table:table-cell>
          <table:table-cell table:number-columns-repeated="6"/>
          <table:table-cell office:value-type="float" office:value="105" calcext:value-type="float">
            <text:p>105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030" calcext:value-type="float">
            <text:p>2030</text:p>
          </table:table-cell>
          <table:table-cell table:number-columns-repeated="6"/>
          <table:table-cell office:value-type="float" office:value="153" calcext:value-type="float">
            <text:p>153</text:p>
          </table:table-cell>
          <table:table-cell office:value-type="float" office:value="2030" calcext:value-type="float">
            <text:p>203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680" calcext:value-type="float">
            <text:p>2680</text:p>
          </table:table-cell>
          <table:table-cell table:number-columns-repeated="6"/>
          <table:table-cell office:value-type="float" office:value="195" calcext:value-type="float">
            <text:p>195</text:p>
          </table:table-cell>
          <table:table-cell office:value-type="float" office:value="2680" calcext:value-type="float">
            <text:p>2680</text:p>
          </table:table-cell>
        </table:table-row>
      </table:table>
      <table:table table:name="kick" table:style-name="ta1">
        <table:shapes>
          <draw:frame draw:z-index="0" draw:style-name="gr1" draw:text-style-name="P1" svg:width="16.008cm" svg:height="9.006cm" svg:x="5.226cm" svg:y="0.476cm">
            <draw:object draw:notify-on-update-of-ranges="kick.A2:kick.A12 kick.B1:kick.B1 kick.B2:kick.B1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cm</text:p>
          </table:table-cell>
          <table:table-cell office:value-type="string" calcext:value-type="string">
            <text:p>value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3" calcext:value-type="float">
            <text:p>93</text:p>
          </table:table-cell>
          <table:table-cell table:number-columns-repeated="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4" calcext:value-type="float">
            <text:p>44</text:p>
          </table:table-cell>
          <table:table-cell table:number-columns-repeated="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8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time" office:time-value="PT240H00M00S" calcext:value-type="time">
            <text:p>240:00:00</text:p>
          </table:table-cell>
          <table:table-cell table:style-name="ce1" office:value-type="time" office:time-value="PT230H00M00S" calcext:value-type="time">
            <text:p>230:00:00</text:p>
          </table:table-cell>
          <table:table-cell table:style-name="ce1" office:value-type="time" office:time-value="PT220H00M00S" calcext:value-type="time">
            <text:p>220:00:00</text:p>
          </table:table-cell>
          <table:table-cell table:number-columns-repeated="3"/>
          <table:table-cell table:style-name="ce1" office:value-type="time" office:time-value="PT270H00M00S" calcext:value-type="time">
            <text:p>270:00:00</text:p>
          </table:table-cell>
          <table:table-cell office:value-type="float" office:value="260" calcext:value-type="float">
            <text:p>260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82" calcext:value-type="float">
            <text:p>82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199" calcext:value-type="float">
            <text:p>199</text:p>
          </table:table-cell>
          <table:table-cell office:value-type="float" office:value="105" calcext:value-type="float">
            <text:p>105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table:number-columns-repeated="2"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28" calcext:value-type="float">
            <text:p>28</text:p>
          </table:table-cell>
          <table:table-cell office:value-type="float" office:value="195" calcext:value-type="float">
            <text:p>195</text:p>
          </table:table-cell>
          <table:table-cell office:value-type="float" office:value="110" calcext:value-type="float">
            <text:p>11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office:value-type="float" office:value="28" calcext:value-type="float">
            <text:p>28</text:p>
          </table:table-cell>
          <table:table-cell office:value-type="float" office:value="196" calcext:value-type="float">
            <text:p>196</text:p>
          </table:table-cell>
          <table:table-cell office:value-type="float" office:value="110" calcext:value-type="float">
            <text:p>110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67" calcext:value-type="float">
            <text:p>67</text:p>
          </table:table-cell>
          <table:table-cell office:value-type="float" office:value="82" calcext:value-type="float">
            <text:p>82</text:p>
          </table:table-cell>
          <table:table-cell table:number-columns-repeated="3"/>
          <table:table-cell office:value-type="float" office:value="163" calcext:value-type="float">
            <text:p>163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2">00/00/0000</text:date>, <text:time style:data-style-name="N2" text:time-value="12:54:53.8149419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jonas Kikutis</meta:initial-creator>
    <meta:creation-date>2016-02-02T16:36:10.914809526</meta:creation-date>
    <dc:date>2016-03-12T13:13:23.135067990</dc:date>
    <dc:creator>Julijonas Kikutis</dc:creator>
    <meta:editing-duration>PT3H20M6S</meta:editing-duration>
    <meta:editing-cycles>94</meta:editing-cycles>
    <meta:generator>LibreOffice/4.3.7.2$Linux_X86_64 LibreOffice_project/430$Build-2</meta:generator>
    <meta:document-statistic meta:table-count="3" meta:cell-count="19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true" loext:regression-intercept-value="0" chart:regression-type="polynomial"/>
      <style:graphic-properties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366cm" svg:height="16.443cm" xlink:href=".." xlink:type="simple" chart:class="chart:scatter" chart:style-name="ch1">
        <chart:legend chart:legend-position="end" svg:x="20.609cm" svg:y="7.175cm" style:legend-expansion="high" chart:style-name="ch2"/>
        <chart:plot-area chart:style-name="ch3" table:cell-range-address="turning.A10:turning.B13 turning.B3:turning.B8" chart:data-source-has-labels="row" svg:x="0.758cm" svg:y="0.492cm" svg:width="21.3cm" svg:height="15.081cm">
          <chartooo:coordinate-region svg:x="1.565cm" svg:y="0.691cm" svg:width="20.213cm" svg:height="14.23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urning.B10:turning.B13" loext:label-string="&quot;linear&quot;" chart:class="chart:scatter">
            <chart:domain table:cell-range-address="turning.A10:turning.A13"/>
            <chart:regression-curve chart:style-name="ch7">
              <chart:equation chart:display-equation="true" chart:display-r-square="true"/>
            </chart:regression-curve>
            <chart:data-point chart:repeated="4"/>
          </chart:series>
          <chart:series chart:style-name="ch8" chart:values-cell-range-address="turning.B3:turning.B8" loext:label-string="&quot;quadratic&quot;" chart:class="chart:scatter">
            <chart:domain table:cell-range-address="turning.A3:turning.A8"/>
            <chart:regression-curve chart:style-name="ch9">
              <chart:equation chart:display-equation="true" chart:display-r-square="true" svg:x="6.22cm" svg:y="3.671cm"/>
            </chart:regression-curve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inear</text:p>
              </table:table-cell>
              <table:table-cell office:value-type="string">
                <text:p>Column A</text:p>
              </table:table-cell>
              <table:table-cell office:value-type="string">
                <text:p>quadrati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">
                <text:p>90</text:p>
                <draw:g>
                  <svg:desc>turning.A10:turning.A13</svg:desc>
                </draw:g>
              </table:table-cell>
              <table:table-cell office:value-type="float" office:value="72">
                <text:p>72</text:p>
                <draw:g>
                  <svg:desc>turning.B10:turning.B13</svg:desc>
                </draw:g>
              </table:table-cell>
              <table:table-cell office:value-type="float" office:value="0">
                <text:p>0</text:p>
                <draw:g>
                  <svg:desc>turning.A3:turning.A8</svg:desc>
                </draw:g>
              </table:table-cell>
              <table:table-cell office:value-type="float" office:value="0">
                <text:p>0</text:p>
                <draw:g>
                  <svg:desc>turning.B3:turning.B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0">
                <text:p>270</text:p>
              </table:table-cell>
              <table:table-cell office:value-type="float" office:value="280">
                <text:p>280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0">
                <text:p>360</text:p>
              </table:table-cell>
              <table:table-cell office:value-type="float" office:value="390">
                <text:p>390</text:p>
              </table:table-cell>
              <table:table-cell office:value-type="float" office:value="45">
                <text:p>4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72">
                <text:p>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757cm" svg:height="8.029cm" xlink:href=".." xlink:type="simple" chart:class="chart:scatter" chart:style-name="ch1">
        <chart:legend chart:legend-position="end" svg:x="7.402cm" svg:y="3.466cm" style:legend-expansion="high" chart:style-name="ch2"/>
        <chart:plot-area chart:style-name="ch3" table:cell-range-address="forward.A2:forward.B21 forward.B1:forward.B1" chart:data-source-has-labels="row" svg:x="0.215cm" svg:y="0.16cm" svg:width="6.972cm" svg:height="7.709cm">
          <chartooo:coordinate-region svg:x="1.207cm" svg:y="0.359cm" svg:width="5.701cm" svg:height="6.86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rward.B2:forward.B21" chart:label-cell-address="forward.B1:forward.B1" chart:class="chart:scatter">
            <chart:domain table:cell-range-address="forward.A2:forward.A21"/>
            <chart:regression-curve chart:style-name="ch7">
              <chart:equation chart:display-equation="true" chart:display-r-square="true"/>
            </chart:regression-curve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alue</text:p>
                <draw:g>
                  <svg:desc>forward.B1:forward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forward.A2:forward.A21</svg:desc>
                </draw:g>
              </table:table-cell>
              <table:table-cell office:value-type="float" office:value="20">
                <text:p>20</text:p>
                <draw:g>
                  <svg:desc>forward.B2:forward.B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">
                <text:p>27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">
                <text:p>3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">
                <text:p>3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7">
                <text:p>47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2">
                <text:p>62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">
                <text:p>70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7">
                <text:p>7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3">
                <text:p>83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">
                <text:p>9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8">
                <text:p>98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">
                <text:p>100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0">
                <text:p>150</text:p>
              </table:table-cell>
              <table:table-cell office:value-type="float" office:value="2030">
                <text:p>20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2680">
                <text:p>268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103cm" svg:height="16.358cm" xlink:href=".." xlink:type="simple" chart:class="chart:scatter" chart:style-name="ch1">
        <chart:legend chart:legend-position="end" svg:x="15.748cm" svg:y="7.631cm" style:legend-expansion="high" chart:style-name="ch2"/>
        <chart:plot-area chart:style-name="ch3" table:cell-range-address="forward.I2:forward.J21 forward.J1:forward.J1" chart:data-source-has-labels="row" svg:x="0.382cm" svg:y="0.327cm" svg:width="14.984cm" svg:height="15.704cm">
          <chartooo:coordinate-region svg:x="1.374cm" svg:y="0.526cm" svg:width="13.712cm" svg:height="14.85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rward.J2:forward.J21" chart:label-cell-address="forward.J1:forward.J1" chart:class="chart:scatter">
            <chart:domain table:cell-range-address="forward.I2:forward.I21"/>
            <chart:regression-curve chart:style-name="ch7">
              <chart:equation chart:display-equation="true" chart:display-r-square="true"/>
            </chart:regression-curve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value</text:p>
                <draw:g>
                  <svg:desc>forward.J1:forward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forward.I2:forward.I21</svg:desc>
                </draw:g>
              </table:table-cell>
              <table:table-cell office:value-type="float" office:value="20">
                <text:p>20</text:p>
                <draw:g>
                  <svg:desc>forward.J2:forward.J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.5">
                <text:p>13.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.5">
                <text:p>16.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.5">
                <text:p>34.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">
                <text:p>4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">
                <text:p>49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6">
                <text:p>56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4">
                <text:p>64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2">
                <text:p>72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7">
                <text:p>7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5">
                <text:p>85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">
                <text:p>9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7">
                <text:p>97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5">
                <text:p>105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3">
                <text:p>153</text:p>
              </table:table-cell>
              <table:table-cell office:value-type="float" office:value="2030">
                <text:p>20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5">
                <text:p>195</text:p>
              </table:table-cell>
              <table:table-cell office:value-type="float" office:value="2680">
                <text:p>268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9cm" svg:height="9.007cm" xlink:href=".." xlink:type="simple" chart:class="chart:scatter" chart:style-name="ch1">
        <chart:legend chart:legend-position="end" svg:x="12.654cm" svg:y="3.955cm" style:legend-expansion="high" chart:style-name="ch2"/>
        <chart:plot-area chart:style-name="ch3" table:cell-range-address="kick.A2:kick.B12 kick.B1:kick.B1" chart:data-source-has-labels="row" svg:x="0.32cm" svg:y="0.18cm" svg:width="12.014cm" svg:height="8.647cm">
          <chartooo:coordinate-region svg:x="1.127cm" svg:y="0.379cm" svg:width="10.928cm" svg:height="7.8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kick.B2:kick.B12" chart:label-cell-address="kick.B1:kick.B1" chart:class="chart:scatter">
            <chart:domain table:cell-range-address="kick.A2:kick.A12"/>
            <chart:regression-curve chart:style-name="ch7">
              <chart:equation chart:display-equation="true" chart:display-r-square="true"/>
            </chart:regression-curve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alue</text:p>
                <draw:g>
                  <svg:desc>kick.B1:kick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kick.A2:kick.A12</svg:desc>
                </draw:g>
              </table:table-cell>
              <table:table-cell office:value-type="float" office:value="150">
                <text:p>150</text:p>
                <draw:g>
                  <svg:desc>kick.B2:kick.B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">
                <text:p>8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4">
                <text:p>74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7">
                <text:p>57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">
                <text:p>55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0">
                <text:p>11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6">
                <text:p>196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290">
                <text:p>29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